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pitch="variable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 style:font-pitch="variable"/>
    <style:font-face style:name="Futura Std Condensed2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2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2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2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2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2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2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2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2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2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utura Std Condensed2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2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2" fo:font-size="16pt" fo:language="en" fo:country="US" style:text-underline-style="none" officeooo:rsid="00ae3ad4" officeooo:paragraph-rsid="00ae7c1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2" fo:font-size="16pt" fo:language="en" fo:country="US" style:text-underline-style="none" officeooo:rsid="00ae3ad4" officeooo:paragraph-rsid="00b3984f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2" fo:font-size="18pt" fo:language="en" fo:country="US" officeooo:rsid="000b6374" officeooo:paragraph-rsid="000b6374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12957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13b1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271d5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2b15d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2c96b5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39a480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5ac6a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5b599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51c2f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5f27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2957f" officeooo:paragraph-rsid="0082b1f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02006" officeooo:paragraph-rsid="0010200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102006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0b6374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0b6374" officeooo:paragraph-rsid="003e9bc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0b6374" officeooo:paragraph-rsid="004f7ac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0b6374" officeooo:paragraph-rsid="008b52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0b6374" officeooo:paragraph-rsid="009437b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0b6374" officeooo:paragraph-rsid="00952d1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0c212f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0c212f" officeooo:paragraph-rsid="003cae1f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3e9bc7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7b6d21" officeooo:paragraph-rsid="007b6d2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2c96b5" officeooo:paragraph-rsid="005ac6a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officeooo:rsid="002f6e18" officeooo:paragraph-rsid="0082b1fc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14442c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14442c" officeooo:paragraph-rsid="002b15d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14442c" officeooo:paragraph-rsid="0035b9c5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14442c" officeooo:paragraph-rsid="005170e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14442c" officeooo:paragraph-rsid="0014442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14442c" officeooo:paragraph-rsid="0081581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14442c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14442c" officeooo:paragraph-rsid="009cb61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14442c" officeooo:paragraph-rsid="00a7cb89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2" fo:font-size="16pt" fo:language="en" fo:country="US" style:text-underline-style="none" officeooo:rsid="0014442c" officeooo:paragraph-rsid="002b15d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156295" officeooo:paragraph-rsid="0015629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0c212f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0c212f" officeooo:paragraph-rsid="004ffb0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1ec6f4" officeooo:paragraph-rsid="0031ad2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b7fa61" officeooo:paragraph-rsid="00b7fa61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2" fo:font-size="16pt" fo:language="en" fo:country="US" style:text-underline-style="none" officeooo:rsid="00b8d8fd" officeooo:paragraph-rsid="00b8d8fd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14442c" officeooo:paragraph-rsid="002f6e18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14442c" officeooo:paragraph-rsid="00324fc3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14442c" officeooo:paragraph-rsid="005d8a4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14442c" officeooo:paragraph-rsid="00608b0f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14442c" officeooo:paragraph-rsid="0081581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14442c" officeooo:paragraph-rsid="0082b1f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14442c" officeooo:paragraph-rsid="00a27b36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2c96b5" officeooo:paragraph-rsid="00324fc3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63a4d7" officeooo:paragraph-rsid="0063a4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68a441" officeooo:paragraph-rsid="0096314b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68a441" officeooo:paragraph-rsid="0099caad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68a441" officeooo:paragraph-rsid="009baf7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68a441" officeooo:paragraph-rsid="00757a7e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officeooo:rsid="0014442c" officeooo:paragraph-rsid="00271d54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officeooo:rsid="002b15d7" officeooo:paragraph-rsid="00271d54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8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9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officeooo:paragraph-rsid="0073bf81"/>
    </style:style>
    <style:style style:name="P84" style:family="paragraph" style:parent-style-name="Standard">
      <style:paragraph-properties fo:text-align="start" style:justify-single-word="false"/>
      <style:text-properties officeooo:paragraph-rsid="006ff937"/>
    </style:style>
    <style:style style:name="P85" style:family="paragraph" style:parent-style-name="Standard">
      <style:paragraph-properties fo:text-align="start" style:justify-single-word="false"/>
      <style:text-properties officeooo:paragraph-rsid="00931601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14442c" officeooo:paragraph-rsid="00608b0f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2" fo:font-size="16pt" fo:language="en" fo:country="US" style:text-underline-style="none" officeooo:rsid="00bc481c" officeooo:paragraph-rsid="00bc481c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style:font-name="Futura Std Condensed Light" fo:font-size="16pt" officeooo:rsid="00bce76f" officeooo:paragraph-rsid="00bce76f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2"/>
    </style:style>
    <style:style style:name="T7" style:family="text">
      <style:text-properties fo:color="#c9211e" loext:opacity="100%" style:font-name="Futura Std Condensed2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a0f062"/>
    </style:style>
    <style:style style:name="T72" style:family="text">
      <style:text-properties fo:color="#c9211e" loext:opacity="100%" style:font-name="Futura Std Condensed" officeooo:rsid="00a14b40"/>
    </style:style>
    <style:style style:name="T73" style:family="text">
      <style:text-properties fo:color="#c9211e" loext:opacity="100%" style:font-name="Futura Std Condensed" officeooo:rsid="00a27b36"/>
    </style:style>
    <style:style style:name="T74" style:family="text">
      <style:text-properties fo:color="#c9211e" loext:opacity="100%" style:font-name="Futura Std Condensed" style:text-underline-style="none" officeooo:rsid="00a9979f"/>
    </style:style>
    <style:style style:name="T75" style:family="text">
      <style:text-properties fo:color="#c9211e" loext:opacity="100%" style:font-name="Futura Std Condensed" officeooo:rsid="00abe24d"/>
    </style:style>
    <style:style style:name="T76" style:family="text">
      <style:text-properties fo:color="#c9211e" loext:opacity="100%" style:font-name="Futura Std Condensed" officeooo:rsid="00b3984f"/>
    </style:style>
    <style:style style:name="T77" style:family="text">
      <style:text-properties fo:color="#c9211e" loext:opacity="100%" style:font-name="Futura Std Condensed" officeooo:rsid="00b55d25"/>
    </style:style>
    <style:style style:name="T78" style:family="text">
      <style:text-properties fo:color="#c9211e" loext:opacity="100%" style:font-name="Futura Std Condensed" officeooo:rsid="00b7387a"/>
    </style:style>
    <style:style style:name="T79" style:family="text">
      <style:text-properties fo:color="#c9211e" loext:opacity="100%" style:font-name="Futura Std Condensed" officeooo:rsid="00bc481c"/>
    </style:style>
    <style:style style:name="T80" style:family="text">
      <style:text-properties fo:color="#c9211e" loext:opacity="100%" style:font-name="Futura Std Condensed" officeooo:rsid="00bc87f5"/>
    </style:style>
    <style:style style:name="T81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82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3" style:family="text">
      <style:text-properties fo:color="#c9211e" loext:opacity="100%" officeooo:rsid="0051c2f4"/>
    </style:style>
    <style:style style:name="T84" style:family="text">
      <style:text-properties fo:color="#c9211e" loext:opacity="100%" style:text-underline-style="solid" style:text-underline-width="auto" style:text-underline-color="font-color" officeooo:rsid="0053acd1"/>
    </style:style>
    <style:style style:name="T85" style:family="text">
      <style:text-properties fo:color="#c9211e" loext:opacity="100%" style:text-underline-style="solid" style:text-underline-width="auto" style:text-underline-color="font-color" officeooo:rsid="005b5999"/>
    </style:style>
    <style:style style:name="T86" style:family="text">
      <style:text-properties fo:color="#c9211e" loext:opacity="100%" style:text-underline-style="solid" style:text-underline-width="auto" style:text-underline-color="font-color" officeooo:rsid="005f27d7"/>
    </style:style>
    <style:style style:name="T87" style:family="text">
      <style:text-properties fo:color="#c9211e" loext:opacity="100%" officeooo:rsid="0053acd1"/>
    </style:style>
    <style:style style:name="T88" style:family="text">
      <style:text-properties fo:color="#c9211e" loext:opacity="100%" style:font-name="Futura Std Condensed1"/>
    </style:style>
    <style:style style:name="T89" style:family="text">
      <style:text-properties officeooo:rsid="001362f7"/>
    </style:style>
    <style:style style:name="T90" style:family="text">
      <style:text-properties fo:color="#000000" loext:opacity="100%"/>
    </style:style>
    <style:style style:name="T91" style:family="text">
      <style:text-properties fo:color="#000000" loext:opacity="100%" officeooo:rsid="000f8f6a"/>
    </style:style>
    <style:style style:name="T92" style:family="text">
      <style:text-properties fo:color="#000000" loext:opacity="100%" officeooo:rsid="001362f7"/>
    </style:style>
    <style:style style:name="T93" style:family="text">
      <style:text-properties fo:color="#000000" loext:opacity="100%" officeooo:rsid="0013b1f0"/>
    </style:style>
    <style:style style:name="T94" style:family="text">
      <style:text-properties fo:color="#000000" loext:opacity="100%" style:text-underline-style="solid" style:text-underline-width="auto" style:text-underline-color="font-color"/>
    </style:style>
    <style:style style:name="T95" style:family="text">
      <style:text-properties fo:color="#000000" loext:opacity="100%" style:text-underline-style="solid" style:text-underline-width="auto" style:text-underline-color="font-color" officeooo:rsid="0013b1f0"/>
    </style:style>
    <style:style style:name="T96" style:family="text">
      <style:text-properties fo:color="#000000" loext:opacity="100%" style:text-underline-style="solid" style:text-underline-width="auto" style:text-underline-color="font-color" officeooo:rsid="00271d54"/>
    </style:style>
    <style:style style:name="T97" style:family="text">
      <style:text-properties fo:color="#000000" loext:opacity="100%" style:text-underline-style="solid" style:text-underline-width="auto" style:text-underline-color="font-color" officeooo:rsid="002f6e18"/>
    </style:style>
    <style:style style:name="T98" style:family="text">
      <style:text-properties fo:color="#000000" loext:opacity="100%" style:text-underline-style="solid" style:text-underline-width="auto" style:text-underline-color="font-color" officeooo:rsid="001c6e04"/>
    </style:style>
    <style:style style:name="T99" style:family="text">
      <style:text-properties fo:color="#000000" loext:opacity="100%" style:text-underline-style="solid" style:text-underline-width="auto" style:text-underline-color="font-color" officeooo:rsid="004ffb0c"/>
    </style:style>
    <style:style style:name="T100" style:family="text">
      <style:text-properties fo:color="#000000" loext:opacity="100%" style:text-underline-style="solid" style:text-underline-width="auto" style:text-underline-color="font-color" officeooo:rsid="002b15d7"/>
    </style:style>
    <style:style style:name="T101" style:family="text">
      <style:text-properties fo:color="#000000" loext:opacity="100%" style:text-underline-style="solid" style:text-underline-width="auto" style:text-underline-color="font-color" officeooo:rsid="005ac6ad"/>
    </style:style>
    <style:style style:name="T102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3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4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5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6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7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8" style:family="text">
      <style:text-properties fo:color="#000000" loext:opacity="100%" officeooo:rsid="0014442c"/>
    </style:style>
    <style:style style:name="T109" style:family="text">
      <style:text-properties fo:color="#000000" loext:opacity="100%" officeooo:rsid="0018b4d5"/>
    </style:style>
    <style:style style:name="T110" style:family="text">
      <style:text-properties fo:color="#000000" loext:opacity="100%" style:font-name="Futura Std Condensed Light2"/>
    </style:style>
    <style:style style:name="T111" style:family="text">
      <style:text-properties fo:color="#000000" loext:opacity="100%" style:font-name="Futura Std Condensed Light2" officeooo:rsid="0035b9c5"/>
    </style:style>
    <style:style style:name="T112" style:family="text">
      <style:text-properties fo:color="#000000" loext:opacity="100%" style:font-name="Futura Std Condensed Light2" officeooo:rsid="0057759a"/>
    </style:style>
    <style:style style:name="T113" style:family="text">
      <style:text-properties fo:color="#000000" loext:opacity="100%" style:font-name="Futura Std Condensed Light2" officeooo:rsid="0051c2f4"/>
    </style:style>
    <style:style style:name="T114" style:family="text">
      <style:text-properties fo:color="#000000" loext:opacity="100%" style:font-name="Futura Std Condensed Light2" officeooo:rsid="00525e1c"/>
    </style:style>
    <style:style style:name="T115" style:family="text">
      <style:text-properties fo:color="#000000" loext:opacity="100%" style:font-name="Futura Std Condensed Light2" fo:font-size="16pt" fo:language="en" fo:country="US" style:text-underline-style="none" officeooo:rsid="006ff937" style:font-size-asian="16pt" style:font-size-complex="16pt"/>
    </style:style>
    <style:style style:name="T116" style:family="text">
      <style:text-properties fo:color="#000000" loext:opacity="100%" style:font-name="Futura Std Condensed Light2" fo:font-size="16pt" fo:language="en" fo:country="US" style:text-underline-style="none" officeooo:rsid="006e26de" style:font-size-asian="16pt" style:font-size-complex="16pt"/>
    </style:style>
    <style:style style:name="T117" style:family="text">
      <style:text-properties fo:color="#000000" loext:opacity="100%" style:font-name="Futura Std Condensed Light2" fo:font-size="16pt" fo:language="en" fo:country="US" style:text-underline-style="none" officeooo:rsid="0073bf81" style:font-size-asian="16pt" style:font-size-complex="16pt"/>
    </style:style>
    <style:style style:name="T118" style:family="text">
      <style:text-properties fo:color="#000000" loext:opacity="100%" style:font-name="Futura Std Condensed Light2" fo:font-size="16pt" fo:language="en" fo:country="US" style:text-underline-style="none" officeooo:rsid="00923cb3" style:font-size-asian="16pt" style:font-size-complex="16pt"/>
    </style:style>
    <style:style style:name="T119" style:family="text">
      <style:text-properties fo:color="#000000" loext:opacity="100%" style:font-name="Futura Std Condensed Light2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20" style:family="text">
      <style:text-properties fo:color="#000000" loext:opacity="100%" style:font-name="Futura Std Condensed Light2" fo:font-size="16pt" fo:language="en" fo:country="US" style:text-underline-style="solid" style:text-underline-width="auto" style:text-underline-color="font-color" officeooo:rsid="00bce76f" style:font-size-asian="16pt" style:font-size-complex="16pt"/>
    </style:style>
    <style:style style:name="T121" style:family="text">
      <style:text-properties fo:color="#000000" loext:opacity="100%" style:font-name="Futura Std Condensed Light2" officeooo:rsid="009437be"/>
    </style:style>
    <style:style style:name="T122" style:family="text">
      <style:text-properties fo:color="#000000" loext:opacity="100%" style:font-name="Futura Std Condensed Light2" officeooo:rsid="00ad72a6"/>
    </style:style>
    <style:style style:name="T123" style:family="text">
      <style:text-properties fo:color="#000000" loext:opacity="100%" style:font-name="Futura Std Condensed Light2" officeooo:rsid="00ae7c16"/>
    </style:style>
    <style:style style:name="T124" style:family="text">
      <style:text-properties fo:color="#000000" loext:opacity="100%" style:font-name="Futura Std Condensed Light2" officeooo:rsid="00b3984f"/>
    </style:style>
    <style:style style:name="T125" style:family="text">
      <style:text-properties fo:color="#000000" loext:opacity="100%" style:font-name="Futura Std Condensed Light2" officeooo:rsid="00b55d25"/>
    </style:style>
    <style:style style:name="T126" style:family="text">
      <style:text-properties fo:color="#000000" loext:opacity="100%" officeooo:rsid="00271d54"/>
    </style:style>
    <style:style style:name="T127" style:family="text">
      <style:text-properties fo:color="#000000" loext:opacity="100%" officeooo:rsid="002b15d7"/>
    </style:style>
    <style:style style:name="T128" style:family="text">
      <style:text-properties fo:color="#000000" loext:opacity="100%" officeooo:rsid="002c96b5"/>
    </style:style>
    <style:style style:name="T129" style:family="text">
      <style:text-properties fo:color="#000000" loext:opacity="100%" officeooo:rsid="002f6e18"/>
    </style:style>
    <style:style style:name="T130" style:family="text">
      <style:text-properties fo:color="#000000" loext:opacity="100%" officeooo:rsid="0031047f"/>
    </style:style>
    <style:style style:name="T131" style:family="text">
      <style:text-properties fo:color="#000000" loext:opacity="100%" officeooo:rsid="00386cd6"/>
    </style:style>
    <style:style style:name="T132" style:family="text">
      <style:text-properties fo:color="#000000" loext:opacity="100%" officeooo:rsid="00425146"/>
    </style:style>
    <style:style style:name="T133" style:family="text">
      <style:text-properties fo:color="#000000" loext:opacity="100%" officeooo:rsid="004f4fd7"/>
    </style:style>
    <style:style style:name="T134" style:family="text">
      <style:text-properties fo:color="#000000" loext:opacity="100%" officeooo:rsid="00530c9e"/>
    </style:style>
    <style:style style:name="T135" style:family="text">
      <style:text-properties fo:color="#000000" loext:opacity="100%" officeooo:rsid="0053acd1"/>
    </style:style>
    <style:style style:name="T136" style:family="text">
      <style:text-properties fo:color="#000000" loext:opacity="100%" officeooo:rsid="001d91d9"/>
    </style:style>
    <style:style style:name="T137" style:family="text">
      <style:text-properties fo:color="#000000" loext:opacity="100%" officeooo:rsid="001c6e04"/>
    </style:style>
    <style:style style:name="T138" style:family="text">
      <style:text-properties fo:color="#000000" loext:opacity="100%" officeooo:rsid="001ec6f4"/>
    </style:style>
    <style:style style:name="T139" style:family="text">
      <style:text-properties fo:color="#000000" loext:opacity="100%" officeooo:rsid="0021ae3f"/>
    </style:style>
    <style:style style:name="T140" style:family="text">
      <style:text-properties fo:color="#000000" loext:opacity="100%" officeooo:rsid="005ac6ad"/>
    </style:style>
    <style:style style:name="T141" style:family="text">
      <style:text-properties fo:color="#000000" loext:opacity="100%" officeooo:rsid="005ad40e"/>
    </style:style>
    <style:style style:name="T142" style:family="text">
      <style:text-properties fo:color="#000000" loext:opacity="100%" officeooo:rsid="005b5999"/>
    </style:style>
    <style:style style:name="T143" style:family="text">
      <style:text-properties fo:color="#000000" loext:opacity="100%" style:font-name="Futura Std Condensed"/>
    </style:style>
    <style:style style:name="T144" style:family="text">
      <style:text-properties fo:color="#000000" loext:opacity="100%" style:font-name="Futura Std Condensed" officeooo:rsid="002f6e18"/>
    </style:style>
    <style:style style:name="T145" style:family="text">
      <style:text-properties fo:color="#000000" loext:opacity="100%" officeooo:rsid="008616df"/>
    </style:style>
    <style:style style:name="T146" style:family="text">
      <style:text-properties fo:color="#000000" loext:opacity="100%" officeooo:rsid="00880d2b"/>
    </style:style>
    <style:style style:name="T147" style:family="text">
      <style:text-properties fo:color="#000000" loext:opacity="100%" officeooo:rsid="0018c4ea"/>
    </style:style>
    <style:style style:name="T148" style:family="text">
      <style:text-properties fo:color="#000000" loext:opacity="100%" style:text-underline-style="none" officeooo:rsid="0013b1f0"/>
    </style:style>
    <style:style style:name="T149" style:family="text">
      <style:text-properties fo:color="#000000" loext:opacity="100%" style:text-underline-style="none" officeooo:rsid="000f8f6a"/>
    </style:style>
    <style:style style:name="T150" style:family="text">
      <style:text-properties fo:color="#000000" loext:opacity="100%" style:text-underline-style="none" officeooo:rsid="00271d54"/>
    </style:style>
    <style:style style:name="T151" style:family="text">
      <style:text-properties fo:color="#000000" loext:opacity="100%" officeooo:rsid="008b52c7"/>
    </style:style>
    <style:style style:name="T152" style:family="text">
      <style:text-properties fo:color="#000000" loext:opacity="100%" officeooo:rsid="008cab49"/>
    </style:style>
    <style:style style:name="T153" style:family="text">
      <style:text-properties fo:color="#000000" loext:opacity="100%" officeooo:rsid="008e084b"/>
    </style:style>
    <style:style style:name="T154" style:family="text">
      <style:text-properties fo:color="#000000" loext:opacity="100%" officeooo:rsid="007dbde0"/>
    </style:style>
    <style:style style:name="T155" style:family="text">
      <style:text-properties fo:color="#000000" loext:opacity="100%" officeooo:rsid="0081581d"/>
    </style:style>
    <style:style style:name="T156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57" style:family="text">
      <style:text-properties fo:color="#000000" loext:opacity="100%" officeooo:rsid="0097a307"/>
    </style:style>
    <style:style style:name="T158" style:family="text">
      <style:text-properties fo:color="#000000" loext:opacity="100%" officeooo:rsid="009cb617"/>
    </style:style>
    <style:style style:name="T159" style:family="text">
      <style:text-properties fo:color="#000000" loext:opacity="100%" officeooo:rsid="0058a901"/>
    </style:style>
    <style:style style:name="T160" style:family="text">
      <style:text-properties fo:color="#000000" loext:opacity="100%" officeooo:rsid="00a27b36"/>
    </style:style>
    <style:style style:name="T161" style:family="text">
      <style:text-properties fo:color="#000000" loext:opacity="100%" officeooo:rsid="00a46215"/>
    </style:style>
    <style:style style:name="T162" style:family="text">
      <style:text-properties officeooo:rsid="0013b1f0"/>
    </style:style>
    <style:style style:name="T163" style:family="text">
      <style:text-properties style:text-underline-style="solid" style:text-underline-width="auto" style:text-underline-color="font-color" officeooo:rsid="0013b1f0"/>
    </style:style>
    <style:style style:name="T164" style:family="text">
      <style:text-properties style:text-underline-style="solid" style:text-underline-width="auto" style:text-underline-color="font-color" officeooo:rsid="001362f7"/>
    </style:style>
    <style:style style:name="T165" style:family="text">
      <style:text-properties style:text-underline-style="solid" style:text-underline-width="auto" style:text-underline-color="font-color" officeooo:rsid="000f8f6a"/>
    </style:style>
    <style:style style:name="T166" style:family="text">
      <style:text-properties style:text-underline-style="solid" style:text-underline-width="auto" style:text-underline-color="font-color" officeooo:rsid="0018c4ea"/>
    </style:style>
    <style:style style:name="T167" style:family="text">
      <style:text-properties style:text-underline-style="solid" style:text-underline-width="auto" style:text-underline-color="font-color" officeooo:rsid="00509422"/>
    </style:style>
    <style:style style:name="T168" style:family="text">
      <style:text-properties style:text-underline-style="solid" style:text-underline-width="auto" style:text-underline-color="font-color" officeooo:rsid="0085f838"/>
    </style:style>
    <style:style style:name="T169" style:family="text">
      <style:text-properties style:text-underline-style="solid" style:text-underline-width="auto" style:text-underline-color="font-color" officeooo:rsid="00880d2b"/>
    </style:style>
    <style:style style:name="T170" style:family="text">
      <style:text-properties style:text-underline-style="solid" style:text-underline-width="auto" style:text-underline-color="font-color" officeooo:rsid="0089ae28"/>
    </style:style>
    <style:style style:name="T171" style:family="text">
      <style:text-properties style:text-underline-style="solid" style:text-underline-width="auto" style:text-underline-color="font-color" officeooo:rsid="008b52c7"/>
    </style:style>
    <style:style style:name="T172" style:family="text">
      <style:text-properties style:text-underline-style="solid" style:text-underline-width="auto" style:text-underline-color="font-color" officeooo:rsid="0097a307"/>
    </style:style>
    <style:style style:name="T173" style:family="text">
      <style:text-properties style:text-underline-style="none"/>
    </style:style>
    <style:style style:name="T174" style:family="text">
      <style:text-properties style:text-underline-style="none" officeooo:rsid="001362f7"/>
    </style:style>
    <style:style style:name="T175" style:family="text">
      <style:text-properties style:text-underline-style="none" officeooo:rsid="0085f838"/>
    </style:style>
    <style:style style:name="T176" style:family="text">
      <style:text-properties officeooo:rsid="0014442c"/>
    </style:style>
    <style:style style:name="T177" style:family="text">
      <style:text-properties officeooo:rsid="00145467"/>
    </style:style>
    <style:style style:name="T178" style:family="text">
      <style:text-properties officeooo:rsid="00155c6b"/>
    </style:style>
    <style:style style:name="T179" style:family="text">
      <style:text-properties officeooo:rsid="0016dd90"/>
    </style:style>
    <style:style style:name="T180" style:family="text">
      <style:text-properties officeooo:rsid="0018c4ea"/>
    </style:style>
    <style:style style:name="T181" style:family="text">
      <style:text-properties officeooo:rsid="001a20db"/>
    </style:style>
    <style:style style:name="T182" style:family="text">
      <style:text-properties officeooo:rsid="001c6e04"/>
    </style:style>
    <style:style style:name="T183" style:family="text">
      <style:text-properties officeooo:rsid="001d91d9"/>
    </style:style>
    <style:style style:name="T184" style:family="text">
      <style:text-properties officeooo:rsid="001ec6f4"/>
    </style:style>
    <style:style style:name="T185" style:family="text">
      <style:text-properties officeooo:rsid="00202faa"/>
    </style:style>
    <style:style style:name="T186" style:family="text">
      <style:text-properties officeooo:rsid="002104e7"/>
    </style:style>
    <style:style style:name="T187" style:family="text">
      <style:text-properties officeooo:rsid="0023e611"/>
    </style:style>
    <style:style style:name="T188" style:family="text">
      <style:text-properties officeooo:rsid="00254600"/>
    </style:style>
    <style:style style:name="T189" style:family="text">
      <style:text-properties officeooo:rsid="002b15d7"/>
    </style:style>
    <style:style style:name="T190" style:family="text">
      <style:text-properties officeooo:rsid="002db9f0"/>
    </style:style>
    <style:style style:name="T191" style:family="text">
      <style:text-properties officeooo:rsid="002f6e18"/>
    </style:style>
    <style:style style:name="T192" style:family="text">
      <style:text-properties fo:color="#2a6099" loext:opacity="100%"/>
    </style:style>
    <style:style style:name="T193" style:family="text">
      <style:text-properties fo:color="#2a6099" loext:opacity="100%" style:font-name="Futura Std Condensed"/>
    </style:style>
    <style:style style:name="T194" style:family="text">
      <style:text-properties fo:color="#2a6099" loext:opacity="100%" style:font-name="Futura Std Condensed" officeooo:rsid="0013b1f0"/>
    </style:style>
    <style:style style:name="T195" style:family="text">
      <style:text-properties fo:color="#2a6099" loext:opacity="100%" style:font-name="Futura Std Condensed" officeooo:rsid="006ce0e1"/>
    </style:style>
    <style:style style:name="T196" style:family="text">
      <style:text-properties fo:color="#2a6099" loext:opacity="100%" officeooo:rsid="005b5999"/>
    </style:style>
    <style:style style:name="T197" style:family="text">
      <style:text-properties fo:color="#2a6099" loext:opacity="100%" officeooo:rsid="005d8a45"/>
    </style:style>
    <style:style style:name="T198" style:family="text">
      <style:text-properties fo:color="#2a6099" loext:opacity="100%" officeooo:rsid="0013b1f0"/>
    </style:style>
    <style:style style:name="T199" style:family="text">
      <style:text-properties fo:color="#2a6099" loext:opacity="100%" style:font-name="Futura Std Condensed2" officeooo:rsid="0013b1f0"/>
    </style:style>
    <style:style style:name="T200" style:family="text">
      <style:text-properties fo:color="#2a6099" loext:opacity="100%" officeooo:rsid="0014442c"/>
    </style:style>
    <style:style style:name="T201" style:family="text">
      <style:text-properties fo:color="#2a6099" loext:opacity="100%" officeooo:rsid="006a92be"/>
    </style:style>
    <style:style style:name="T202" style:family="text">
      <style:text-properties fo:color="#2a6099" loext:opacity="100%" officeooo:rsid="004190e1"/>
    </style:style>
    <style:style style:name="T203" style:family="text">
      <style:text-properties fo:color="#2a6099" loext:opacity="100%" officeooo:rsid="007f1654"/>
    </style:style>
    <style:style style:name="T204" style:family="text">
      <style:text-properties fo:color="#2a6099" loext:opacity="100%" officeooo:rsid="00530c9e"/>
    </style:style>
    <style:style style:name="T205" style:family="text">
      <style:text-properties fo:color="#2a6099" loext:opacity="100%" officeooo:rsid="009437be"/>
    </style:style>
    <style:style style:name="T206" style:family="text">
      <style:text-properties fo:color="#2a6099" loext:opacity="100%" officeooo:rsid="005170e5"/>
    </style:style>
    <style:style style:name="T207" style:family="text">
      <style:text-properties fo:color="#2a6099" loext:opacity="100%" officeooo:rsid="0096314b"/>
    </style:style>
    <style:style style:name="T208" style:family="text">
      <style:text-properties fo:color="#2a6099" loext:opacity="100%" officeooo:rsid="009ecc90"/>
    </style:style>
    <style:style style:name="T209" style:family="text">
      <style:text-properties fo:color="#2a6099" loext:opacity="100%" officeooo:rsid="00a7cb89"/>
    </style:style>
    <style:style style:name="T210" style:family="text">
      <style:text-properties fo:color="#2a6099" loext:opacity="100%" style:font-name="Futura Std Condensed Light2" officeooo:rsid="00b55d25"/>
    </style:style>
    <style:style style:name="T211" style:family="text">
      <style:text-properties fo:color="#2a6099" loext:opacity="100%" officeooo:rsid="00bc481c"/>
    </style:style>
    <style:style style:name="T212" style:family="text">
      <style:text-properties fo:color="#2a6099" loext:opacity="100%" officeooo:rsid="00bc87f5"/>
    </style:style>
    <style:style style:name="T213" style:family="text">
      <style:text-properties officeooo:rsid="0030d81e"/>
    </style:style>
    <style:style style:name="T214" style:family="text">
      <style:text-properties officeooo:rsid="0031047f"/>
    </style:style>
    <style:style style:name="T215" style:family="text">
      <style:text-properties officeooo:rsid="00324fc3"/>
    </style:style>
    <style:style style:name="T216" style:family="text">
      <style:text-properties officeooo:rsid="0035b9c5"/>
    </style:style>
    <style:style style:name="T217" style:family="text">
      <style:text-properties officeooo:rsid="003600f1"/>
    </style:style>
    <style:style style:name="T218" style:family="text">
      <style:text-properties style:font-name="Futura Std Condensed" officeooo:rsid="004190e1"/>
    </style:style>
    <style:style style:name="T219" style:family="text">
      <style:text-properties officeooo:rsid="004190e1"/>
    </style:style>
    <style:style style:name="T220" style:family="text">
      <style:text-properties officeooo:rsid="0048922a"/>
    </style:style>
    <style:style style:name="T221" style:family="text">
      <style:text-properties officeooo:rsid="002c96b5"/>
    </style:style>
    <style:style style:name="T222" style:family="text">
      <style:text-properties officeooo:rsid="004a78a6"/>
    </style:style>
    <style:style style:name="T223" style:family="text">
      <style:text-properties officeooo:rsid="004b5574"/>
    </style:style>
    <style:style style:name="T224" style:family="text">
      <style:text-properties officeooo:rsid="004e68bd"/>
    </style:style>
    <style:style style:name="T225" style:family="text">
      <style:text-properties officeooo:rsid="004f4fd7"/>
    </style:style>
    <style:style style:name="T226" style:family="text">
      <style:text-properties officeooo:rsid="004f7ac0"/>
    </style:style>
    <style:style style:name="T227" style:family="text">
      <style:text-properties officeooo:rsid="004ffb0c"/>
    </style:style>
    <style:style style:name="T228" style:family="text">
      <style:text-properties officeooo:rsid="00509422"/>
    </style:style>
    <style:style style:name="T229" style:family="text">
      <style:text-properties style:font-name="Futura Std Condensed Light2" fo:font-size="16pt" style:text-underline-style="none" officeooo:rsid="00509422" style:font-size-asian="16pt" style:font-size-complex="16pt"/>
    </style:style>
    <style:style style:name="T230" style:family="text">
      <style:text-properties style:font-name="Futura Std Condensed Light2" fo:font-size="16pt" style:text-underline-style="none" officeooo:rsid="0053acd1" style:font-size-asian="16pt" style:font-size-complex="16pt"/>
    </style:style>
    <style:style style:name="T231" style:family="text">
      <style:text-properties style:font-name="Futura Std Condensed Light2" fo:font-size="16pt" style:text-underline-style="none" officeooo:rsid="005b997c" style:font-size-asian="16pt" style:font-size-complex="16pt"/>
    </style:style>
    <style:style style:name="T232" style:family="text">
      <style:text-properties officeooo:rsid="005170e5"/>
    </style:style>
    <style:style style:name="T233" style:family="text">
      <style:text-properties fo:color="#3465a4" loext:opacity="100%" style:font-name="Futura Std Condensed" officeooo:rsid="0057759a"/>
    </style:style>
    <style:style style:name="T234" style:family="text">
      <style:text-properties fo:color="#3465a4" loext:opacity="100%" officeooo:rsid="0018b4d5"/>
    </style:style>
    <style:style style:name="T235" style:family="text">
      <style:text-properties officeooo:rsid="00530c9e"/>
    </style:style>
    <style:style style:name="T236" style:family="text">
      <style:text-properties officeooo:rsid="005a3f3b"/>
    </style:style>
    <style:style style:name="T237" style:family="text">
      <style:text-properties officeooo:rsid="005ad40e"/>
    </style:style>
    <style:style style:name="T238" style:family="text">
      <style:text-properties officeooo:rsid="005b5999"/>
    </style:style>
    <style:style style:name="T239" style:family="text">
      <style:text-properties officeooo:rsid="005c7fa8"/>
    </style:style>
    <style:style style:name="T240" style:family="text">
      <style:text-properties officeooo:rsid="0058a901"/>
    </style:style>
    <style:style style:name="T241" style:family="text">
      <style:text-properties officeooo:rsid="005d8a45"/>
    </style:style>
    <style:style style:name="T242" style:family="text">
      <style:text-properties officeooo:rsid="00608b0f"/>
    </style:style>
    <style:style style:name="T243" style:family="text">
      <style:text-properties fo:font-size="16pt" style:font-size-asian="16pt" style:font-size-complex="16pt"/>
    </style:style>
    <style:style style:name="T244" style:family="text">
      <style:text-properties fo:font-size="16pt" style:text-underline-style="none" style:font-size-asian="16pt" style:font-size-complex="16pt"/>
    </style:style>
    <style:style style:name="T245" style:family="text">
      <style:text-properties fo:font-size="16pt" style:text-underline-style="none" officeooo:rsid="0071cc19" style:font-size-asian="16pt" style:font-size-complex="16pt"/>
    </style:style>
    <style:style style:name="T246" style:family="text">
      <style:text-properties officeooo:rsid="006ff937"/>
    </style:style>
    <style:style style:name="T247" style:family="text">
      <style:text-properties style:font-name="Futura Std Condensed Light" fo:font-size="16pt" style:font-size-asian="16pt" style:font-size-complex="16pt"/>
    </style:style>
    <style:style style:name="T248" style:family="text">
      <style:text-properties style:font-name="Futura Std Condensed Light" fo:font-size="16pt" officeooo:rsid="0071cc19" style:font-size-asian="16pt" style:font-size-complex="16pt"/>
    </style:style>
    <style:style style:name="T249" style:family="text">
      <style:text-properties officeooo:rsid="00757a7e"/>
    </style:style>
    <style:style style:name="T250" style:family="text">
      <style:text-properties officeooo:rsid="007cce26"/>
    </style:style>
    <style:style style:name="T251" style:family="text">
      <style:text-properties officeooo:rsid="007dbde0"/>
    </style:style>
    <style:style style:name="T252" style:family="text">
      <style:text-properties officeooo:rsid="007f1654"/>
    </style:style>
    <style:style style:name="T253" style:family="text">
      <style:text-properties officeooo:rsid="00811ecb"/>
    </style:style>
    <style:style style:name="T254" style:family="text">
      <style:text-properties officeooo:rsid="0081581d"/>
    </style:style>
    <style:style style:name="T255" style:family="text">
      <style:text-properties officeooo:rsid="0089ae28"/>
    </style:style>
    <style:style style:name="T256" style:family="text">
      <style:text-properties officeooo:rsid="008b52c7"/>
    </style:style>
    <style:style style:name="T257" style:family="text">
      <style:text-properties officeooo:rsid="008bfe80"/>
    </style:style>
    <style:style style:name="T258" style:family="text">
      <style:text-properties officeooo:rsid="008f955d"/>
    </style:style>
    <style:style style:name="T259" style:family="text">
      <style:text-properties officeooo:rsid="00931601"/>
    </style:style>
    <style:style style:name="T260" style:family="text">
      <style:text-properties officeooo:rsid="009437be"/>
    </style:style>
    <style:style style:name="T261" style:family="text">
      <style:text-properties officeooo:rsid="0096314b"/>
    </style:style>
    <style:style style:name="T262" style:family="text">
      <style:text-properties fo:color="#00a933" loext:opacity="100%"/>
    </style:style>
    <style:style style:name="T263" style:family="text">
      <style:text-properties fo:color="#00a933" loext:opacity="100%" style:text-underline-style="solid" style:text-underline-width="auto" style:text-underline-color="font-color" officeooo:rsid="001a20db"/>
    </style:style>
    <style:style style:name="T264" style:family="text">
      <style:text-properties fo:color="#00a933" loext:opacity="100%" style:text-underline-style="solid" style:text-underline-width="auto" style:text-underline-color="font-color" officeooo:rsid="0089ae28"/>
    </style:style>
    <style:style style:name="T265" style:family="text">
      <style:text-properties fo:color="#00a933" loext:opacity="100%" style:text-underline-style="solid" style:text-underline-width="auto" style:text-underline-color="font-color" officeooo:rsid="008b52c7"/>
    </style:style>
    <style:style style:name="T266" style:family="text">
      <style:text-properties fo:color="#00a933" loext:opacity="100%" style:text-underline-style="solid" style:text-underline-width="auto" style:text-underline-color="font-color" officeooo:rsid="0018c4ea"/>
    </style:style>
    <style:style style:name="T267" style:family="text">
      <style:text-properties fo:color="#00a933" loext:opacity="100%" style:text-underline-style="solid" style:text-underline-width="auto" style:text-underline-color="font-color" officeooo:rsid="0097a307"/>
    </style:style>
    <style:style style:name="T268" style:family="text">
      <style:text-properties fo:color="#00a933" loext:opacity="100%" style:text-underline-style="solid" style:text-underline-width="auto" style:text-underline-color="font-color" officeooo:rsid="001362f7"/>
    </style:style>
    <style:style style:name="T269" style:family="text">
      <style:text-properties fo:color="#00a933" loext:opacity="100%" officeooo:rsid="0089ae28"/>
    </style:style>
    <style:style style:name="T270" style:family="text">
      <style:text-properties fo:color="#00a933" loext:opacity="100%" style:font-name="Futura Std Condensed" officeooo:rsid="0099caad"/>
    </style:style>
    <style:style style:name="T271" style:family="text">
      <style:text-properties fo:color="#00a933" loext:opacity="100%" style:font-name="Futura Std Condensed" officeooo:rsid="00bc87f5"/>
    </style:style>
    <style:style style:name="T272" style:family="text">
      <style:text-properties fo:color="#00a933" loext:opacity="100%" style:font-name="Futura Std Condensed" officeooo:rsid="00b3984f"/>
    </style:style>
    <style:style style:name="T273" style:family="text">
      <style:text-properties fo:color="#00a933" loext:opacity="100%" officeooo:rsid="0099caad"/>
    </style:style>
    <style:style style:name="T274" style:family="text">
      <style:text-properties fo:color="#00a933" loext:opacity="100%" officeooo:rsid="00ae7c16"/>
    </style:style>
    <style:style style:name="T275" style:family="text">
      <style:text-properties officeooo:rsid="0098f5b4"/>
    </style:style>
    <style:style style:name="T276" style:family="text">
      <style:text-properties officeooo:rsid="0099caad"/>
    </style:style>
    <style:style style:name="T277" style:family="text">
      <style:text-properties officeooo:rsid="009fe58a"/>
    </style:style>
    <style:style style:name="T278" style:family="text">
      <style:text-properties officeooo:rsid="00a0f062"/>
    </style:style>
    <style:style style:name="T279" style:family="text">
      <style:text-properties officeooo:rsid="00abe24d"/>
    </style:style>
    <style:style style:name="T280" style:family="text">
      <style:text-properties officeooo:rsid="00ab2570"/>
    </style:style>
    <style:style style:name="T281" style:family="text">
      <style:text-properties fo:color="#158466" loext:opacity="100%"/>
    </style:style>
    <style:style style:name="T282" style:family="text">
      <style:text-properties fo:color="#158466" loext:opacity="100%" officeooo:rsid="00ae7c16"/>
    </style:style>
    <style:style style:name="T283" style:family="text">
      <style:text-properties fo:color="#158466" loext:opacity="100%" style:font-name="Futura Std Condensed" officeooo:rsid="00b3984f"/>
    </style:style>
    <style:style style:name="T284" style:family="text">
      <style:text-properties fo:color="#158466" loext:opacity="100%" style:font-name="Futura Std Condensed" officeooo:rsid="00bc87f5"/>
    </style:style>
    <style:style style:name="T285" style:family="text">
      <style:text-properties officeooo:rsid="00b8d8fd"/>
    </style:style>
    <style:style style:name="T286" style:family="text">
      <style:text-properties fo:color="#808080" loext:opacity="100%" officeooo:rsid="00a7cb89"/>
    </style:style>
    <style:style style:name="T287" style:family="text">
      <style:text-properties fo:color="#808080" loext:opacity="100%" style:font-name="Futura Std Condensed" officeooo:rsid="00a46215"/>
    </style:style>
    <style:style style:name="T288" style:family="text">
      <style:text-properties fo:color="#808080" loext:opacity="100%" officeooo:rsid="00a46215"/>
    </style:style>
    <style:style style:name="T289" style:family="text">
      <style:text-properties fo:color="#808080" loext:opacity="100%" fo:font-weight="bold" officeooo:rsid="00a46215" style:font-weight-asian="bold" style:font-weight-complex="bold"/>
    </style:style>
    <style:style style:name="T290" style:family="text">
      <style:text-properties officeooo:rsid="00bc481c"/>
    </style:style>
    <style:style style:name="T291" style:family="text">
      <style:text-properties style:font-name="Futura Std Condensed Light1"/>
    </style:style>
    <style:style style:name="T292" style:family="text">
      <style:text-properties style:font-name="Futura Std Condensed Light1" officeooo:rsid="00bc87f5"/>
    </style:style>
    <style:style style:name="T293" style:family="text">
      <style:text-properties officeooo:rsid="00bc87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dergarten Massaker</text:p>
      <text:p text:style-name="P1"/>
      <text:p text:style-name="P1"/>
      <text:p text:style-name="P1"/>
      <text:p text:style-name="P2">Pitch</text:p>
      <text:p text:style-name="P14"/>
      <text:p text:style-name="P31"><text:span text:style-name="T4"><text:tab/></text:span><text:span text:style-name="T226">P</text:span><text:span text:style-name="T4">eaceful Alien</text:span> <text:span text:style-name="T275">l</text:span>and<text:span text:style-name="T3">s</text:span> in a Kindergarten. Kids are coming from everywhere. More and more. They tend to surround the <text:span text:style-name="T3">Alien</text:span> <text:span text:style-name="T224">a</text:span><text:span text:style-name="T4">nd they want “blood”! </text:span><text:span text:style-name="T190">Alien</text:span> has to avoid <text:span text:style-name="T1">kids</text:span> in order to survive. Everything’s seen through a surveillance<text:span text:style-name="T190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4"/>
      <text:p text:style-name="P20"><text:tab/><text:span text:style-name="T176">The game will be a</text:span><text:span text:style-name="T15"> </text:span><text:span text:style-name="T18">Top Down Shooter</text:span><text:span text:style-name="T109"> in </text:span><text:span text:style-name="T15">2D pixel art</text:span><text:span text:style-name="T176"> </text:span><text:span text:style-name="T186">style</text:span><text:span text:style-name="T176">.</text:span></text:p>
      <text:p text:style-name="P15"/>
      <text:p text:style-name="P15"><text:tab/>The game will<text:span text:style-name="T162"> </text:span>be in <text:span text:style-name="T6">German</text:span> (just because the title rocks in German).</text:p>
      <text:p text:style-name="P15"/>
      <text:p text:style-name="P19"><text:tab/><text:span text:style-name="T25">1 player versus CPU</text:span><text:span text:style-name="T128">.</text:span></text:p>
      <text:p text:style-name="P15"/>
      <text:p text:style-name="P19"><text:tab/><text:span text:style-name="T30">1 difficulty level</text:span><text:span text:style-name="T128">.</text:span></text:p>
      <text:p text:style-name="P27"/>
      <text:p text:style-name="P27"><text:tab/><text:span text:style-name="T176">One</text:span> game last<text:span text:style-name="T184">s</text:span> <text:span text:style-name="T162">up to</text:span> <text:span text:style-name="T8">1 minute</text:span> (or a bit more <text:span text:style-name="T162">with luck as player will become “blind” at some point</text:span>). <text:span text:style-name="T227">Well. As long as the Alien can survive, the game isn’t over but considering that </text:span><text:span text:style-name="T236">after </text:span><text:span text:style-name="T227">about 1 minute, the screen </text:span><text:span text:style-name="T260">gets</text:span><text:span text:style-name="T227"> black, I don’t think the game will last very long </text:span><text:span text:style-name="T260">after that</text:span><text:span text:style-name="T227">...</text:span></text:p>
      <text:p text:style-name="P16"/>
      <text:p text:style-name="P16"><text:tab/><text:span text:style-name="T198">The only thing that will </text:span><text:span text:style-name="T199">eventually</text:span><text:span text:style-name="T198"> be recorded is </text:span><text:span text:style-name="T194">HOW LONG YOU SURVIVE</text:span><text:span text:style-name="T195">D</text:span><text:span text:style-name="T198">! (only the best </text:span><text:span text:style-name="T200">time</text:span><text:span text:style-name="T198">). </text:span><text:span text:style-name="T219">We’ll give the length of the game but </text:span><text:span text:style-name="T201">(</text:span><text:span text:style-name="T202">if it doesn’t break the record, then</text:span><text:span text:style-name="T201">)</text:span><text:span text:style-name="T219"> “</text:span><text:span text:style-name="T218">it’ll be lost for ever like tears in the rain!</text:span><text:span text:style-name="T219">”</text:span></text:p>
      <text:p text:style-name="P16"/>
      <text:p text:style-name="P16"><text:tab/><text:span text:style-name="T14">Nothing to gather</text:span><text:span text:style-name="T162">: no bonus, </text:span><text:span text:style-name="T224">no health, </text:span><text:span text:style-name="T162">no money, no points, </text:span><text:span text:style-name="T176">no weapon, no armor, </text:span><text:span text:style-name="T162">no nothing!</text:span></text:p>
      <text:p text:style-name="P16"/>
      <text:p text:style-name="P16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6"/>
      <text:p text:style-name="P16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74"><text:span text:style-name="T278">The </text:span>Alien</text:p>
      <text:p text:style-name="P75"/>
      <text:p text:style-name="P37"><text:span text:style-name="T260">The</text:span> <text:span text:style-name="T260">A</text:span>lien<text:span text:style-name="T260">s</text:span> <text:span text:style-name="T260">have</text:span> <text:span text:style-name="T236">female </text:span>German old fashioned name<text:span text:style-name="T260">s</text:span> (only for fun): <text:span text:style-name="T260">the player’s Alien is called </text:span><text:span text:style-name="T66">Brünhild</text:span><text:span text:style-name="T260">, the other one at the teleportation desk is called </text:span><text:span text:style-name="T66">Gudrun</text:span>!</text:p>
      <text:p text:style-name="P28"/>
      <text:p text:style-name="P81"><text:span text:style-name="T112">The </text:span><text:span text:style-name="T122">A</text:span><text:span text:style-name="T111">lien </text:span><text:span text:style-name="T121">has</text:span><text:span text:style-name="T216"> 1000 hit points (HP)</text:span><text:span text:style-name="T111">.</text:span></text:p>
      <text:p text:style-name="P30"/>
      <text:p text:style-name="P30"><text:tab/><text:span text:style-name="T260">The</text:span><text:span text:style-name="T187"> Alien has</text:span><text:span text:style-name="T4"> </text:span><text:span text:style-name="T9">1</text:span><text:span text:style-name="T8"> defensive </text:span><text:span text:style-name="T15">skill</text:span><text:span text:style-name="T108"> </text:span><text:span text:style-name="T152">to choose</text:span>:</text:p>
      <text:p text:style-name="P30"/>
      <text:p text:style-name="P32">- <text:span text:style-name="T8">Random teleportation</text:span><text:span text:style-name="T143"> </text:span><text:span text:style-name="T147">(</text:span><text:span text:style-name="T265">cooldown: 20 seconds</text:span><text:span text:style-name="T147">).</text:span></text:p>
      <text:p text:style-name="P32">- <text:span text:style-name="T8">Dash</text:span> <text:span text:style-name="T2">(</text:span><text:span text:style-name="T165">pass through </text:span><text:span text:style-name="T163">kids and attacks</text:span><text:span text:style-name="T148"> – </text:span><text:span text:style-name="T265">cooldown: 15 seconds</text:span><text:span text:style-name="T2">)</text:span></text:p>
      <text:p text:style-name="P32">- <text:span text:style-name="T8">Repulsive “</text:span><text:span text:style-name="T10">explosions”</text:span><text:span text:style-name="T91"> </text:span><text:span text:style-name="T92">(repulsive effect </text:span><text:span text:style-name="T93">only on kids </text:span><text:span text:style-name="T91">–</text:span><text:span text:style-name="T93"> </text:span><text:span text:style-name="T95">not the attacks</text:span><text:span text:style-name="T148"> – </text:span><text:span text:style-name="T265">cooldown: 10 seconds</text:span><text:span text:style-name="T92">)</text:span></text:p>
      <text:p text:style-name="P32">- <text:span text:style-name="T8">Freezing </text:span><text:span text:style-name="T11">“</text:span><text:span text:style-name="T44">shock wave”</text:span><text:span text:style-name="T12"> </text:span><text:span text:style-name="T92">(</text:span><text:span text:style-name="T103">Freezes nearby enemies for </text:span><text:span text:style-name="T104">4</text:span><text:span text:style-name="T103"> seconds</text:span><text:span text:style-name="T148"> </text:span><text:span text:style-name="T149">–</text:span><text:span text:style-name="T148"> </text:span><text:span text:style-name="T95">not the </text:span><text:span text:style-name="T105">missiles</text:span><text:span text:style-name="T148"> – </text:span><text:span text:style-name="T265">cooldown: 15 seconds</text:span><text:span text:style-name="T92">)</text:span></text:p>
      <text:p text:style-name="P30">- <text:span text:style-name="T13">Quick r</text:span><text:span text:style-name="T12">unner </text:span><text:span text:style-name="T92">(</text:span><text:span text:style-name="T157">runs</text:span><text:span text:style-name="T146"> 2</text:span><text:span text:style-name="T151">0</text:span><text:span text:style-name="T146">% faster – </text:span><text:span text:style-name="T268">permanent</text:span><text:span text:style-name="T92">)</text:span></text:p>
      <text:p text:style-name="P32">- <text:span text:style-name="T10">Force </text:span><text:span text:style-name="T44">f</text:span><text:span text:style-name="T10">ield</text:span><text:span text:style-name="T91"> </text:span><text:span text:style-name="T92">(repulsive effect </text:span><text:span text:style-name="T145">for </text:span><text:span text:style-name="T146">6</text:span><text:span text:style-name="T145"> seconds</text:span><text:span text:style-name="T93"> on “</text:span><text:span text:style-name="T145">missiles”</text:span><text:span text:style-name="T93"> </text:span><text:span text:style-name="T91">–</text:span><text:span text:style-name="T93"> </text:span><text:span text:style-name="T95">not the </text:span><text:span text:style-name="T103">kids </text:span><text:span text:style-name="T105">nor</text:span><text:span text:style-name="T95"> the </text:span><text:span text:style-name="T105">physical </text:span><text:span text:style-name="T95">attacks</text:span><text:span text:style-name="T148"> – </text:span><text:span text:style-name="T265">cooldown: 10 seconds</text:span><text:span text:style-name="T92">).</text:span></text:p>
      <text:p text:style-name="P32">- <text:span text:style-name="T10">Time stop </text:span><text:span text:style-name="T92">(affects </text:span><text:span text:style-name="T103">everything for 3 seconds</text:span><text:span text:style-name="T148"> – </text:span><text:span text:style-name="T265">cooldown: 20 seconds</text:span><text:span text:style-name="T93">)</text:span></text:p>
      <text:p text:style-name="P32">- <text:span text:style-name="T13">Mirror images</text:span><text:span text:style-name="T89"> (</text:span><text:span text:style-name="T171">3</text:span><text:span text:style-name="T164"> </text:span><text:span text:style-name="T172">i</text:span><text:span text:style-name="T171">nvulnerable </text:span><text:span text:style-name="T169">copies </text:span><text:span text:style-name="T172">of the Alien</text:span><text:span text:style-name="T89"> start </text:span><text:span text:style-name="T257">running</text:span><text:span text:style-name="T89"> in random </text:span><text:span text:style-name="T162">opposite</text:span><text:span text:style-name="T89"> directions from the player attracting closest kids for </text:span><text:span text:style-name="T168">3</text:span><text:span text:style-name="T164"> seconds</text:span><text:span text:style-name="T174"> </text:span><text:span text:style-name="T175">then disappear</text:span><text:span text:style-name="T148"> – </text:span><text:span text:style-name="T265">cooldown: 1</text:span><text:span text:style-name="T267">2</text:span><text:span text:style-name="T265"> seconds</text:span><text:span text:style-name="T89">)</text:span></text:p>
      <text:p text:style-name="P30">- <text:span text:style-name="T19">Dodger</text:span><text:span text:style-name="T180"> (hit box </text:span><text:span text:style-name="T225">size </text:span><text:span text:style-name="T180">reduced</text:span><text:span text:style-name="T92"> </text:span><text:span text:style-name="T146">by 2</text:span><text:span text:style-name="T151">0</text:span><text:span text:style-name="T146">% </text:span><text:span text:style-name="T92">– </text:span><text:span text:style-name="T266">permanent</text:span><text:span text:style-name="T180">).</text:span></text:p>
      <text:p text:style-name="P32">- <text:span text:style-name="T19">Invisible</text:span><text:span text:style-name="T180"> (makes </text:span><text:span text:style-name="T166">enemies go away </text:span><text:span text:style-name="T170">as if the Alien wasn’t here</text:span><text:span text:style-name="T180"> for </text:span><text:span text:style-name="T256">4</text:span><text:span text:style-name="T180"> seconds</text:span><text:span text:style-name="T148"> – </text:span><text:span text:style-name="T265">cooldown: 15 seconds</text:span><text:span text:style-name="T180">).</text:span></text:p>
      <text:p text:style-name="P32">- <text:span text:style-name="T19">Shield</text:span><text:span text:style-name="T180"> (</text:span><text:span text:style-name="T167">invulnerable to </text:span><text:span text:style-name="T170">any </text:span><text:span text:style-name="T167">attack </text:span><text:span text:style-name="T170">coming from the front for 5 seconds</text:span><text:span text:style-name="T148"> – </text:span><text:span text:style-name="T265">cooldown: 10 seconds</text:span><text:span text:style-name="T180">).</text:span></text:p>
      <text:p text:style-name="P38">- <text:span text:style-name="T8">Second life</text:span> (restart with <text:span text:style-name="T261">300 HP</text:span> from where the player and enemies were <text:span text:style-name="T250">just before the Alien died – </text:span><text:span text:style-name="T269">only 1 time</text:span>).</text:p>
      <text:p text:style-name="P30">- <text:span text:style-name="T19">Healthy</text:span><text:span text:style-name="T180"> (</text:span><text:span text:style-name="T225">2</text:span><text:span text:style-name="T256">0</text:span><text:span text:style-name="T225">% </text:span><text:span text:style-name="T180">more hit points – </text:span><text:span text:style-name="T264">permanent</text:span><text:span text:style-name="T180">).</text:span></text:p>
      <text:p text:style-name="P30">- <text:span text:style-name="T20">Regeneration</text:span><text:span text:style-name="T181"> (</text:span><text:span text:style-name="T261">5</text:span><text:span text:style-name="T255"> hp per second – </text:span><text:span text:style-name="T263">permanent</text:span><text:span text:style-name="T181">).</text:span></text:p>
      <text:p text:style-name="P30">- <text:span text:style-name="T21">Hand to hand </text:span><text:span text:style-name="T61">specialist</text:span><text:span text:style-name="T182"> (50% damage from short range but 200% damage from long range – </text:span><text:span text:style-name="T264">permanent</text:span><text:span text:style-name="T182">).</text:span></text:p>
      <text:p text:style-name="P32">- <text:span text:style-name="T21">Ranged </text:span><text:span text:style-name="T28">fighting </text:span><text:span text:style-name="T61">expert</text:span><text:span text:style-name="T182"> (50% damage from long range but 200% damage from short range – </text:span><text:span text:style-name="T264">permanent</text:span><text:span text:style-name="T182">).</text:span></text:p>
      <text:p text:style-name="P30">- <text:span text:style-name="T7">None! </text:span><text:span text:style-name="T152">(</text:span><text:span text:style-name="T153">yes!</text:span><text:span text:style-name="T152">)</text:span></text:p>
      <text:p text:style-name="P30"/>
      <text:p text:style-name="P30"><text:tab/><text:span text:style-name="T26">S</text:span><text:span text:style-name="T22">kill cool down is shown by the sprite outline color</text:span><text:span text:style-name="T136"> </text:span><text:span text:style-name="T134">(red means not ready)</text:span><text:span text:style-name="T183">.</text:span></text:p>
      <text:p text:style-name="P34"><text:span text:style-name="T65"><text:tab/>Cooldown</text:span><text:span text:style-name="T258"> countdown </text:span><text:span text:style-name="T65">starts </text:span><text:span text:style-name="T66">red</text:span><text:span text:style-name="T258"> and </text:span><text:span text:style-name="T277">evolves to </text:span><text:span text:style-name="T65">turn black</text:span><text:span text:style-name="T258"> when </text:span><text:span text:style-name="T65">countdown is over</text:span><text:span text:style-name="T258">.</text:span></text:p>
      <text:p text:style-name="P33"><text:tab/><text:span text:style-name="T46">No HP shown on screen </text:span><text:span text:style-name="T204">(</text:span><text:span text:style-name="T205">we’ll eventually show that also with the outline turning blue</text:span><text:span text:style-name="T204">)</text:span><text:span text:style-name="T235">.</text:span></text:p>
      <text:p text:style-name="P33"><text:tab/><text:span text:style-name="T75">When hit, the Alien flashes white</text:span><text:span text:style-name="T279">.</text:span></text:p>
      <text:p text:style-name="P21"><text:soft-page-break/><text:tab/>Each <text:span text:style-name="T26">skill</text:span><text:span text:style-name="T8"> has </text:span><text:span text:style-name="T37">its own</text:span><text:span text:style-name="T8"> cooldown</text:span> (<text:span text:style-name="T162">duration</text:span> depending on the <text:span text:style-name="T176">skill</text:span>).</text:p>
      <text:p text:style-name="P5">Enemies</text:p>
      <text:p text:style-name="P3"/>
      <text:p text:style-name="P42"><text:tab/><text:span text:style-name="T177">Here’s the list:</text:span></text:p>
      <text:p text:style-name="P42"/>
      <text:p text:style-name="P42">- <text:span text:style-name="T16">Throwing </text:span><text:span text:style-name="T22">B</text:span><text:span text:style-name="T16">ooger </text:span><text:span text:style-name="T22">K</text:span><text:span text:style-name="T16">ids</text:span><text:span text:style-name="T177"> (</text:span><text:span text:style-name="T216">slow </text:span><text:span text:style-name="T177">medium ranged explosives </text:span><text:span text:style-name="T183">with small effect area</text:span><text:span text:style-name="T177">):</text:span></text:p>
      <text:p text:style-name="P42"><text:tab/><text:span text:style-name="T216">Alien loses </text:span><text:span text:style-name="T49">1</text:span><text:span text:style-name="T28">00 </text:span><text:span text:style-name="T36">HP</text:span><text:span text:style-name="T216"> when hit.</text:span></text:p>
      <text:p text:style-name="P42"/>
      <text:p text:style-name="P42">- <text:span text:style-name="T16">Spitting </text:span><text:span text:style-name="T22">K</text:span><text:span text:style-name="T16">ids</text:span><text:span text:style-name="T177"> (</text:span><text:span text:style-name="T216">quick s</text:span><text:span text:style-name="T213">hort </text:span><text:span text:style-name="T177">ranged </text:span><text:span text:style-name="T276">projectile</text:span><text:span text:style-name="T177">).</text:span></text:p>
      <text:p text:style-name="P43"><text:tab/><text:span text:style-name="T216">Alien loses </text:span><text:span text:style-name="T49">5</text:span><text:span text:style-name="T42">0</text:span><text:span text:style-name="T28"> </text:span><text:span text:style-name="T36">HP</text:span><text:span text:style-name="T216"> when hit.</text:span></text:p>
      <text:p text:style-name="P43"/>
      <text:p text:style-name="P42">- <text:span text:style-name="T16">Kids </text:span><text:span text:style-name="T22">W</text:span><text:span text:style-name="T16">ith </text:span><text:span text:style-name="T22">S</text:span><text:span text:style-name="T16">ticks</text:span><text:span text:style-name="T177"> (</text:span><text:span text:style-name="T216">very quick </text:span><text:span text:style-name="T191">hand to hand</text:span><text:span text:style-name="T177"> attack).</text:span></text:p>
      <text:p text:style-name="P43"><text:tab/><text:span text:style-name="T216">Alien loses </text:span><text:span text:style-name="T49">25</text:span><text:span text:style-name="T28"> </text:span><text:span text:style-name="T36">HP</text:span><text:span text:style-name="T216"> when hit.</text:span></text:p>
      <text:p text:style-name="P43"/>
      <text:p text:style-name="P44">- <text:span text:style-name="T44">Crying </text:span><text:span text:style-name="T23">Kids</text:span><text:span text:style-name="T185"> </text:span><text:span text:style-name="T228">run randomly then stop to cry</text:span><text:span text:style-name="T185">. </text:span><text:span text:style-name="T228">If the Alien is close enough, kick him. </text:span><text:span text:style-name="T232">Resume routine.</text:span></text:p>
      <text:p text:style-name="P44"><text:tab/><text:span text:style-name="T216">Alien loses </text:span><text:span text:style-name="T49">75</text:span><text:span text:style-name="T28"> </text:span><text:span text:style-name="T36">HP</text:span><text:span text:style-name="T216"> </text:span><text:span text:style-name="T232">when hit</text:span><text:span text:style-name="T217">.</text:span></text:p>
      <text:p text:style-name="P43"/>
      <text:p text:style-name="P42">- <text:span text:style-name="T22">Vomiting </text:span><text:span text:style-name="T23">K</text:span><text:span text:style-name="T22">ids</text:span><text:span text:style-name="T183"> (</text:span><text:span text:style-name="T216">slow </text:span><text:span text:style-name="T290">very short</text:span><text:span text:style-name="T183"> range attacks with large effect area – </text:span><text:span text:style-name="T290">not aiming at anything</text:span><text:span text:style-name="T183">). </text:span><text:span text:style-name="T232">Wandering, then vomiting somewhere there </text:span><text:span text:style-name="T290">is </text:span><text:span text:style-name="T232">space for the puddle, then resuming… The vomit puddle generate an area that everybody’s running away from. </text:span><text:span text:style-name="T290">Puddles never disappear.</text:span></text:p>
      <text:p text:style-name="P44"><text:tab/><text:span text:style-name="T216">Alien loses </text:span><text:span text:style-name="T28">5</text:span><text:span text:style-name="T42">0</text:span><text:span text:style-name="T28"> </text:span><text:span text:style-name="T36">HP per second</text:span><text:span text:style-name="T216"> when walking in the vomit puddle until exiting it. </text:span><text:span text:style-name="T217">He also takes decreasing damages</text:span><text:span text:style-name="T232"> </text:span><text:span text:style-name="T217">for up to 2 seconds </text:span><text:span text:style-name="T232">(</text:span><text:span text:style-name="T45">25HP </text:span><text:span text:style-name="T49">the first second</text:span><text:span text:style-name="T45">, then 10HP</text:span><text:span text:style-name="T232">) </text:span><text:span text:style-name="T217">after exiting the area.</text:span></text:p>
      <text:p text:style-name="P42"/>
      <text:p text:style-name="P42">- <text:span text:style-name="T17">T</text:span><text:span text:style-name="T49">he t</text:span><text:span text:style-name="T8">eacher </text:span><text:span text:style-name="T286">(see </text:span><text:span text:style-name="T289">*1</text:span><text:span text:style-name="T288"> </text:span><text:span text:style-name="T286">below)</text:span><text:span text:style-name="T209"> </text:span><text:span text:style-name="T142">walk</text:span><text:span text:style-name="T90">ing randomly.</text:span> <text:span text:style-name="T238">When </text:span><text:span text:style-name="T178">close </text:span><text:span text:style-name="T238">enough </text:span><text:span text:style-name="T178">to the Alien </text:span><text:span text:style-name="T238">and kids involved in the fight,</text:span><text:span text:style-name="T178"> </text:span><text:span text:style-name="T238">starts running to </text:span>try to stop the mess <text:span text:style-name="T178">(</text:span><text:span text:style-name="T232">she</text:span><text:span text:style-name="T179"> </text:span><text:span text:style-name="T232">is an</text:span><text:span text:style-name="T179"> </text:span><text:span text:style-name="T178">obstacle: run</text:span><text:span text:style-name="T179">ning</text:span><text:span text:style-name="T178"> then stop</text:span><text:span text:style-name="T179">ping,</text:span><text:span text:style-name="T178"> trying to calm things down </text:span><text:span text:style-name="T222">staying between kid</text:span><text:span text:style-name="T232">s</text:span><text:span text:style-name="T222"> and Alien </text:span><text:span text:style-name="T178">then </text:span><text:span text:style-name="T220">going away and </text:span><text:span text:style-name="T222">finally </text:span><text:span text:style-name="T178">resum</text:span><text:span text:style-name="T222">ing</text:span><text:span text:style-name="T178">… </text:span><text:span text:style-name="T196">I don’t know if she should give up and go away for a while if a never ending fight happens </text:span><text:span text:style-name="T203">as it will for sure</text:span><text:span text:style-name="T178">).</text:span></text:p>
      <text:p text:style-name="P42"/>
      <text:p text:style-name="P50">----------</text:p>
      <text:p text:style-name="P42"/>
      <text:p text:style-name="P55">About “IA”, above is a very <text:span text:style-name="T285">basic</text:span> description of the enemy behaviors. In the Pac-Man game, one ghost aims at Pac-Man, another aims ahead of Pac-Man, the third has a random behavior and the fourth ghost tries <text:span text:style-name="T285">to reach Pac-Man when close enough</text:span>. <text:span text:style-name="T285">More or less. May be we could be inspired by these ideas for our kids.</text:span></text:p>
      <text:p text:style-name="P55"/>
      <text:p text:style-name="P56">If the point a kid is trying to go to is overcrowded, then he tries to get there following another path? A way to avoid too many kids in the same place trying to hit the Alien.</text:p>
      <text:p text:style-name="P55"/>
      <text:p text:style-name="P56"><text:soft-page-break/>In addition to a somewhat random size of the detection colliders maybe we could also add that the time a kid tries to reach the alien before giving up for a (somewhat random) period of time could also be somewhat random. He! He! To be continued…</text:p>
      <text:p text:style-name="P77">Technically</text:p>
      <text:p text:style-name="P76"/>
      <text:p text:style-name="P78"><text:span text:style-name="T173"><text:tab/></text:span><text:span text:style-name="T81">Animations at </text:span><text:span text:style-name="T82">3</text:span><text:span text:style-name="T81">s</text:span><text:span text:style-name="T229"> </text:span><text:span text:style-name="T230">(</text:span><text:span text:style-name="T231">just like Domestique Baston</text:span><text:span text:style-name="T230">).</text:span></text:p>
      <text:p text:style-name="P36"/>
      <text:p text:style-name="P35"><text:tab/><text:span text:style-name="T192">Every game </text:span><text:span text:style-name="T193">starts from a random point in the area</text:span><text:span text:style-name="T192">. Spawning points could possibly be established before hand. </text:span><text:span text:style-name="T208">If not the center of the map will be the starting point.</text:span></text:p>
      <text:p text:style-name="P35"/>
      <text:p text:style-name="P35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54"> </text:span><text:span text:style-name="T239">and</text:span><text:span text:style-name="T188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9"/>
      <text:p text:style-name="P25"><text:tab/><text:span text:style-name="T24">A</text:span><text:span text:style-name="T8">lien</text:span> <text:span text:style-name="T191">and </text:span><text:span text:style-name="T33">Enemies</text:span><text:span text:style-name="T191"> </text:span><text:span text:style-name="T215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8">.</text:span></text:p>
      <text:p text:style-name="P70"/>
      <text:p text:style-name="P18"><text:span text:style-name="T108"><text:tab/></text:span><text:span text:style-name="T131">A</text:span><text:span text:style-name="T96">lien animations (</text:span><text:span text:style-name="T34">left</text:span><text:span text:style-name="T96"> and </text:span><text:span text:style-name="T34">right</text:span><text:span text:style-name="T96"> are </text:span><text:span text:style-name="T34">flopped animations</text:span><text:span text:style-name="T96">, </text:span><text:span text:style-name="T34">up/left</text:span><text:span text:style-name="T96"> and </text:span><text:span text:style-name="T34">up/right</text:span><text:span text:style-name="T96"> are </text:span><text:span text:style-name="T34">flopped animations</text:span><text:span text:style-name="T96"> and </text:span><text:span text:style-name="T34">down/left</text:span><text:span text:style-name="T96"> and </text:span><text:span text:style-name="T34">down/right</text:span><text:span text:style-name="T96"> are also </text:span><text:span text:style-name="T34">flopped animations</text:span><text:span text:style-name="T96">):</text:span></text:p>
      <text:p text:style-name="P17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7"><text:span text:style-name="T31"><text:tab/>8</text:span><text:span text:style-name="T233"> </text:span><text:span text:style-name="T30">Idle direction</text:span><text:span text:style-name="T26">s</text:span></text:p>
      <text:p text:style-name="P17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7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71"/>
      <text:p text:style-name="P18"><text:span text:style-name="T127"><text:tab/></text:span><text:span text:style-name="T100">Enemies </text:span><text:span text:style-name="T102">(kids) </text:span><text:span text:style-name="T100">animations </text:span><text:span text:style-name="T96">(</text:span><text:span text:style-name="T34">left</text:span><text:span text:style-name="T96"> and </text:span><text:span text:style-name="T34">right</text:span><text:span text:style-name="T96"> are </text:span><text:span text:style-name="T34">flopped animations</text:span><text:span text:style-name="T96">, </text:span><text:span text:style-name="T34">up/left</text:span><text:span text:style-name="T96"> and </text:span><text:span text:style-name="T34">up/right</text:span><text:span text:style-name="T96"> are </text:span><text:span text:style-name="T34">flopped animations</text:span><text:span text:style-name="T96"> and </text:span><text:span text:style-name="T34">down/left</text:span><text:span text:style-name="T96"> and </text:span><text:span text:style-name="T34">down/right</text:span><text:span text:style-name="T96"> are also </text:span><text:span text:style-name="T34">flopped animations</text:span><text:span text:style-name="T96">):</text:span></text:p>
      <text:p text:style-name="P23"><text:span text:style-name="T126"><text:tab/></text:span><text:span text:style-name="T26">8 move </text:span><text:span text:style-name="T52">(run – vomiting and crying kids are walking) </text:span><text:span text:style-name="T26">directions</text:span></text:p>
      <text:p text:style-name="P80"><text:tab/>8 attack directions</text:p>
      <text:p text:style-name="P80"><text:tab/>8 Idle directions</text:p>
      <text:p text:style-name="P79"><text:span text:style-name="T5"><text:tab/>8 </text:span><text:span text:style-name="T83">waving</text:span><text:span text:style-name="T5"> directions </text:span><text:span text:style-name="T113">(when two kids face each other, they </text:span><text:span text:style-name="T114">forget about the Alien and </text:span><text:span text:style-name="T113">stop </text:span><text:span text:style-name="T114">running</text:span><text:span text:style-name="T113"> then wave at each other </text:span><text:span text:style-name="T114">for a couple of seconds </text:span><text:span text:style-name="T113">then resume moving)</text:span><text:span text:style-name="T83"> – </text:span><text:span text:style-name="T84">only </text:span><text:span text:style-name="T85">throwing booger </text:span><text:span text:style-name="T86">kids</text:span><text:span text:style-name="T85">, spitting </text:span><text:span text:style-name="T86">kids </text:span><text:span text:style-name="T85">and </text:span><text:span text:style-name="T84">kids </text:span><text:span text:style-name="T85">with sticks</text:span><text:span text:style-name="T87">.</text:span></text:p>
      <text:p text:style-name="P24"/>
      <text:p text:style-name="P25"><text:span text:style-name="T135"><text:tab/></text:span><text:span text:style-name="T101">Teacher </text:span><text:span text:style-name="T100">animations </text:span><text:span text:style-name="T96">(</text:span><text:span text:style-name="T34">left</text:span><text:span text:style-name="T96"> and </text:span><text:span text:style-name="T34">right</text:span><text:span text:style-name="T96"> are </text:span><text:span text:style-name="T34">flopped animations</text:span><text:span text:style-name="T96">, </text:span><text:span text:style-name="T34">up/left</text:span><text:span text:style-name="T96"> and </text:span><text:span text:style-name="T34">up/right</text:span><text:span text:style-name="T96"> are </text:span><text:span text:style-name="T34">flopped animations</text:span><text:span text:style-name="T96"> and </text:span><text:span text:style-name="T34">down/left</text:span><text:span text:style-name="T96"> and </text:span><text:span text:style-name="T34">down/right</text:span><text:span text:style-name="T96"> are also </text:span><text:span text:style-name="T34">flopped animations</text:span><text:span text:style-name="T96">):</text:span></text:p>
      <text:p text:style-name="P25"><text:span text:style-name="T150"><text:tab/></text:span><text:span text:style-name="T74">8 Idle directions</text:span></text:p>
      <text:p text:style-name="P22"><text:span text:style-name="T140"><text:tab/></text:span><text:span text:style-name="T26">8 </text:span><text:span text:style-name="T50">run</text:span><text:span text:style-name="T26"> directions</text:span></text:p>
      <text:p text:style-name="P39"><text:span text:style-name="T90"><text:tab/></text:span><text:span text:style-name="T26">8 “</text:span><text:span text:style-name="T50">stop fighting”</text:span><text:span text:style-name="T26"> directions</text:span></text:p>
      <text:p text:style-name="P39"/>
      <text:p text:style-name="P26"><text:span text:style-name="T97">Enem</text:span><text:span text:style-name="T102">y</text:span><text:span text:style-name="T97"> behavior</text:span><text:span text:style-name="T102">s</text:span><text:span text:style-name="T97">:</text:span></text:p>
      <text:p text:style-name="P72"/>
      <text:p text:style-name="P40"><text:soft-page-break/><text:span text:style-name="T90"><text:tab/></text:span><text:span text:style-name="T94">Followers </text:span><text:span text:style-name="T107">and stoppers and followers, etc.:</text:span></text:p>
      <text:p text:style-name="P48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58">(run randomly then stop then resume… Until they detect the Alien and then follow him to throw projectile at him).</text:span></text:p>
      <text:p text:style-name="P48"><text:span text:style-name="T16"><text:tab/><text:tab/>Spitting </text:span><text:span text:style-name="T22">K</text:span><text:span text:style-name="T16">ids </text:span><text:span text:style-name="T158">(run randomly then stop then resume… Until they detect the Alien and then follow him to throw projectile at him).</text:span></text:p>
      <text:p text:style-name="P47"><text:span text:style-name="T16"><text:tab/></text:span><text:span text:style-name="T129">Followers:</text:span></text:p>
      <text:p text:style-name="P47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58">(run randomly then stop then resume… Until they detect the Alien and then follow him to hit him).</text:span></text:p>
      <text:p text:style-name="P47"/>
      <text:p text:style-name="P47"><text:span text:style-name="T23"><text:tab/></text:span><text:span text:style-name="T102">Somewhat r</text:span><text:span text:style-name="T106">andom</text:span><text:span text:style-name="T97">:</text:span></text:p>
      <text:p text:style-name="P47"><text:span text:style-name="T129"><text:tab/><text:tab/></text:span><text:span text:style-name="T22">Vomiting </text:span><text:span text:style-name="T23">K</text:span><text:span text:style-name="T22">ids </text:span><text:span text:style-name="T158">(walk randomly then stop to vomit then resume).</text:span></text:p>
      <text:p text:style-name="P47"><text:span text:style-name="T22"><text:tab/><text:tab/></text:span><text:span text:style-name="T47">Crying Kids</text:span><text:span text:style-name="T159"> </text:span><text:span text:style-name="T158">(run randomly then stop to cry </text:span><text:span text:style-name="T160">for 3 to 5 seconds </text:span><text:span text:style-name="T158">and resume… Until the Alien is detected and then try to reach him for a good kicking session </text:span><text:span text:style-name="T160">then resume…</text:span><text:span text:style-name="T158">)</text:span></text:p>
      <text:p text:style-name="P49"><text:span text:style-name="T22"><text:tab/></text:span><text:span text:style-name="T144"><text:tab/></text:span><text:span text:style-name="T17">T</text:span><text:span text:style-name="T26">eacher</text:span><text:span text:style-name="T127"> </text:span><text:span text:style-name="T158">(Stays where she is then runs somewhere else then resume… Until she detects a fight between kids and the Alien </text:span><text:span text:style-name="T161">and tries to take place between kids and the Alien – </text:span><text:span text:style-name="T286">(see </text:span><text:span text:style-name="T287">*1</text:span><text:span text:style-name="T288"> </text:span><text:span text:style-name="T286">above)</text:span><text:span text:style-name="T158">)</text:span></text:p>
      <text:p text:style-name="P57"/>
      <text:p text:style-name="P46"><text:tab/><text:span text:style-name="T251">The </text:span><text:span text:style-name="T62">game starts</text:span><text:span text:style-name="T251"> with </text:span><text:span text:style-name="T62">1 </text:span><text:span text:style-name="T63">T</text:span><text:span text:style-name="T62">eacher</text:span><text:span text:style-name="T154"> </text:span><text:span text:style-name="T155">(only 1 per game)</text:span><text:span text:style-name="T251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51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51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51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51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6"/>
      <text:p text:style-name="P46"><text:tab/><text:span text:style-name="T62">Every </text:span><text:span text:style-name="T71">2</text:span><text:span text:style-name="T62"> seconds 1 kid </text:span><text:span text:style-name="T71">spawns </text:span><text:span text:style-name="T72">in the field </text:span><text:span text:style-name="T71">(outside of the screen)</text:span><text:span text:style-name="T251">:</text:span></text:p>
      <text:p text:style-name="P46"><text:tab/><text:tab/><text:span text:style-name="T252">Spitting Kid: </text:span><text:span text:style-name="T63">30%</text:span></text:p>
      <text:p text:style-name="P46"><text:tab/><text:tab/><text:span text:style-name="T252">Kid with Stick: </text:span><text:span text:style-name="T63">40%</text:span></text:p>
      <text:p text:style-name="P46"><text:tab/><text:tab/><text:span text:style-name="T251">Throwing Booger Kid: </text:span><text:span text:style-name="T63">10%</text:span></text:p>
      <text:p text:style-name="P46"><text:span text:style-name="T251"><text:tab/><text:tab/>Crying Kid: </text:span><text:span text:style-name="T63">10%</text:span></text:p>
      <text:p text:style-name="P46"><text:span text:style-name="T251"><text:tab/><text:tab/>Vomiting Kid: </text:span><text:span text:style-name="T63">10%</text:span></text:p>
      <text:p text:style-name="P46"/>
      <text:p text:style-name="P63"><text:span text:style-name="T63"><text:tab/></text:span><text:span text:style-name="T40">Kids</text:span><text:span text:style-name="T54"> </text:span><text:span text:style-name="T73">are</text:span><text:span text:style-name="T60"> running </text:span><text:span text:style-name="T73">randomly </text:span><text:span text:style-name="T60">until they detect the Alien (or another kid </text:span><text:span text:style-name="T80">if</text:span><text:span text:style-name="T60"> they are able to wave at each other)</text:span><text:span text:style-name="T47">.</text:span></text:p>
      <text:p text:style-name="P57"/>
      <text:p text:style-name="P58"><text:span text:style-name="T189"><text:tab/></text:span><text:span text:style-name="T32">Enemie detection colliders will have a somewhat random size</text:span><text:span text:style-name="T221">.</text:span></text:p>
      <text:p text:style-name="P64"/>
      <text:p text:style-name="P61"><text:span text:style-name="T221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20">.</text:span></text:p>
      <text:p text:style-name="P61"/>
      <text:p text:style-name="P61"><text:span text:style-name="T59"><text:tab/>Kids with sticks go away only after hitting the Alien </text:span><text:span text:style-name="T60">3</text:span><text:span text:style-name="T59"> times</text:span><text:span text:style-name="T253">.</text:span></text:p>
      <text:p text:style-name="P61"/>
      <text:p text:style-name="P66"><text:span text:style-name="T4"><text:tab/></text:span><text:span text:style-name="T206">Alien becomes invincible for 1 second after getting hit </text:span><text:span text:style-name="T207">(</text:span><text:span text:style-name="T211">we’ll see about that</text:span><text:span text:style-name="T207">)</text:span><text:span text:style-name="T206">. </text:span><text:span text:style-name="T212">It doesn’t apply to vomit puddles.</text:span></text:p>
      <text:p text:style-name="P61"><text:soft-page-break/></text:p>
      <text:p text:style-name="P62"><text:span text:style-name="T240"><text:tab/></text:span><text:span text:style-name="T60">Kids don’t wave while fighting.</text:span></text:p>
      <text:p text:style-name="P58"/>
      <text:p text:style-name="P58"><text:tab/><text:span text:style-name="T41">Kids are slower than </text:span><text:span text:style-name="T51">the </text:span><text:span text:style-name="T41">Alien</text:span><text:span text:style-name="T223"> and </text:span><text:span text:style-name="T237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23">.</text:span></text:p>
      <text:p text:style-name="P58"/>
      <text:p text:style-name="P60"><text:tab/><text:span text:style-name="T241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 </text:span><text:span text:style-name="T280">(they avoid those things)</text:span><text:span text:style-name="T54">!</text:span></text:p>
      <text:p text:style-name="P60"/>
      <text:p text:style-name="P60"><text:span text:style-name="T197"><text:tab/></text:span><text:span text:style-name="T55">K</text:span><text:span text:style-name="T54">ids </text:span><text:span text:style-name="T55">and </text:span><text:span text:style-name="T79">T</text:span><text:span text:style-name="T55">eacher avoid</text:span><text:span text:style-name="T54"> vomit puddles.</text:span></text:p>
      <text:p text:style-name="P69"/>
      <text:p text:style-name="P82"><text:tab/>Kids with Sticks have 4 colliders:</text:p>
      <text:p text:style-name="P67"><text:span text:style-name="T68"><text:tab/><text:tab/></text:span><text:span text:style-name="T54">1 obstacle collider</text:span><text:span text:style-name="T241"> (for background, vomit, </text:span><text:span text:style-name="T254">other </text:span><text:span text:style-name="T241">kids, teacher and Alien).</text:span></text:p>
      <text:p text:style-name="P67"><text:tab/><text:tab/><text:span text:style-name="T54">1 Alien detection collider</text:span><text:span text:style-name="T241">.</text:span></text:p>
      <text:p text:style-name="P67"><text:tab/><text:tab/><text:span text:style-name="T54">1 waving collider</text:span><text:span text:style-name="T241">.</text:span></text:p>
      <text:p text:style-name="P67"><text:tab/><text:tab/><text:span text:style-name="T68">1 attack collider</text:span><text:span text:style-name="T276">.</text:span></text:p>
      <text:p text:style-name="P67"/>
      <text:p text:style-name="P67"><text:span text:style-name="T276"><text:tab/></text:span><text:span text:style-name="T68">Spitting Kids have 4 colliders:</text:span></text:p>
      <text:p text:style-name="P67"><text:span text:style-name="T68"><text:tab/><text:tab/></text:span><text:span text:style-name="T54">1 obstacle collider</text:span><text:span text:style-name="T241"> (for background, vomit, </text:span><text:span text:style-name="T254">other </text:span><text:span text:style-name="T241">kids, teacher and Alien).</text:span></text:p>
      <text:p text:style-name="P67"><text:tab/><text:tab/><text:span text:style-name="T54">1 Alien detection collider</text:span><text:span text:style-name="T241">.</text:span></text:p>
      <text:p text:style-name="P67"><text:tab/><text:tab/><text:span text:style-name="T54">1 waving collider</text:span><text:span text:style-name="T241">.</text:span></text:p>
      <text:p text:style-name="P67"><text:span text:style-name="T276"><text:tab/><text:tab/></text:span><text:span text:style-name="T270">1 emitter point for their projectiles</text:span><text:span text:style-name="T273">.</text:span></text:p>
      <text:p text:style-name="P67"/>
      <text:p text:style-name="P67"><text:tab/><text:span text:style-name="T68">Throwing Booger Kids have 4 colliders:</text:span></text:p>
      <text:p text:style-name="P67"><text:span text:style-name="T68"><text:tab/><text:tab/></text:span><text:span text:style-name="T54">1 obstacle collider</text:span><text:span text:style-name="T241"> (for background, vomit, </text:span><text:span text:style-name="T254">other </text:span><text:span text:style-name="T241">kids, teacher and Alien).</text:span></text:p>
      <text:p text:style-name="P67"><text:tab/><text:tab/><text:span text:style-name="T54">1 Alien detection collider</text:span><text:span text:style-name="T241">.</text:span></text:p>
      <text:p text:style-name="P67"><text:tab/><text:tab/><text:span text:style-name="T54">1 waving collider</text:span><text:span text:style-name="T241">.</text:span></text:p>
      <text:p text:style-name="P67"><text:span text:style-name="T276"><text:tab/><text:tab/></text:span><text:span text:style-name="T270">1 emitter point for their projectiles</text:span><text:span text:style-name="T273">.</text:span></text:p>
      <text:p text:style-name="P67"/>
      <text:p text:style-name="P68"><text:tab/><text:span text:style-name="T69">Vomiting</text:span><text:span text:style-name="T68"> Kids have </text:span><text:span text:style-name="T70">2</text:span><text:span text:style-name="T68"> colliders:</text:span></text:p>
      <text:p text:style-name="P68"><text:span text:style-name="T68"><text:tab/><text:tab/></text:span><text:span text:style-name="T54">1 obstacle collider</text:span><text:span text:style-name="T241"> (for background, vomit, </text:span><text:span text:style-name="T254">other </text:span><text:span text:style-name="T241">kids, teacher and Alien).</text:span></text:p>
      <text:p text:style-name="P68"><text:tab/><text:tab/><text:span text:style-name="T69">1</text:span><text:span text:style-name="T58"> collider</text:span><text:span text:style-name="T249"> to </text:span><text:span text:style-name="T58">never unleash a vomit puddle that intersects with the background </text:span><text:span text:style-name="T67">colliders</text:span><text:span text:style-name="T276">.</text:span></text:p>
      <text:p text:style-name="P68"/>
      <text:p text:style-name="P68"><text:span text:style-name="T276"><text:tab/></text:span><text:span text:style-name="T69">Crying</text:span><text:span text:style-name="T68"> Kids have </text:span><text:span text:style-name="T69">5 </text:span><text:span text:style-name="T68">colliders:</text:span></text:p>
      <text:p text:style-name="P68"><text:span text:style-name="T68"><text:tab/><text:tab/></text:span><text:span text:style-name="T54">1 obstacle collider</text:span><text:span text:style-name="T241"> (for background, vomit, </text:span><text:span text:style-name="T254">other </text:span><text:span text:style-name="T241">kids, teacher and Alien).</text:span></text:p>
      <text:p text:style-name="P68"><text:tab/><text:tab/><text:span text:style-name="T69">1 c</text:span><text:span text:style-name="T58">ollider to detect if they are close enough to the Alien to start kicking him.</text:span></text:p>
      <text:p text:style-name="P68"><text:tab/><text:tab/><text:span text:style-name="T54">1 waving collider</text:span><text:span text:style-name="T241">.</text:span></text:p>
      <text:p text:style-name="P68"><text:soft-page-break/><text:span text:style-name="T276"><text:tab/><text:tab/></text:span><text:span text:style-name="T69">1 attack </text:span><text:span text:style-name="T67">collider</text:span><text:span text:style-name="T276">.</text:span></text:p>
      <text:p text:style-name="P59"/>
      <text:p text:style-name="P59"><text:tab/><text:span text:style-name="T55">The </text:span><text:span text:style-name="T70">T</text:span><text:span text:style-name="T55">eacher has </text:span><text:span text:style-name="T79">3</text:span><text:span text:style-name="T55"> colliders:</text:span></text:p>
      <text:p text:style-name="P60"><text:tab/><text:tab/><text:span text:style-name="T54">1 obstacle collider</text:span><text:span text:style-name="T241"> (for background, vomit, </text:span><text:span text:style-name="T293">kids and Alien</text:span><text:span text:style-name="T241">).</text:span></text:p>
      <text:p text:style-name="P60"><text:span text:style-name="T241"><text:tab/><text:tab/></text:span><text:span text:style-name="T54">1 </text:span><text:span text:style-name="T56">fight </text:span><text:span text:style-name="T54">detection collider </text:span><text:span text:style-name="T67">(!)</text:span><text:span text:style-name="T241">.</text:span></text:p>
      <text:p text:style-name="P88"><text:tab/><text:tab/><text:span text:style-name="T88">1 fighter collider </text:span><text:span text:style-name="T291">(for kids </text:span><text:span text:style-name="T292">able to fight </text:span><text:span text:style-name="T291">and Alien)</text:span></text:p>
      <text:p text:style-name="P60"/>
      <text:p text:style-name="P60"><text:tab/><text:span text:style-name="T55">The </text:span><text:span text:style-name="T70">A</text:span><text:span text:style-name="T55">lien has 2 colliders:</text:span></text:p>
      <text:p text:style-name="P60"><text:tab/><text:tab/><text:span text:style-name="T55">1 obstacle collider</text:span><text:span text:style-name="T54"> </text:span><text:span text:style-name="T241">(for background, kids </text:span><text:span text:style-name="T242">and</text:span><text:span text:style-name="T241"> the teacher).</text:span></text:p>
      <text:p text:style-name="P60"><text:tab/><text:tab/><text:span text:style-name="T55">1 “get hit” collider</text:span><text:span text:style-name="T242">.</text:span></text:p>
      <text:p text:style-name="P9">Shaders</text:p>
      <text:p text:style-name="P11"/>
      <text:p text:style-name="P12"><text:tab/><text:span text:style-name="T110">The game overlay </text:span><text:span text:style-name="T274">(</text:span><text:span text:style-name="T262">Game_Overlay_1</text:span><text:span text:style-name="T274">(</text:span><text:span text:style-name="T262">or 2 or 3</text:span><text:span text:style-name="T274">)</text:span><text:span text:style-name="T262">.</text:span><text:span text:style-name="T274">tscn</text:span><text:span text:style-name="T262">)</text:span><text:span text:style-name="T110"> is </text:span><text:span text:style-name="T8">randomly</text:span><text:span text:style-name="T110"> selected before the game starts.</text:span></text:p>
      <text:p text:style-name="P12"/>
      <text:p text:style-name="P13"><text:span text:style-name="T110"><text:tab/></text:span><text:span text:style-name="T124">If time comes, </text:span><text:span text:style-name="T272">Shutdown_Overlay.tscn</text:span><text:span text:style-name="T124"> is inserted </text:span><text:span text:style-name="T76">between</text:span><text:span text:style-name="T124"> the </text:span><text:span text:style-name="T76">game</text:span><text:span text:style-name="T124"> and </text:span><text:span text:style-name="T262">Game_Overlay_1</text:span><text:span text:style-name="T274">(</text:span><text:span text:style-name="T262">or 2 or 3</text:span><text:span text:style-name="T274">)</text:span><text:span text:style-name="T262">.</text:span><text:span text:style-name="T274">tscn</text:span><text:span text:style-name="T123"> </text:span><text:span text:style-name="T77">AND </text:span><text:span text:style-name="T78">shader </text:span><text:span text:style-name="T77">values </text:span><text:span text:style-name="T80">of </text:span><text:span text:style-name="T271">Game_Overlay_1(or 2 or 3).tscn</text:span><text:span text:style-name="T80"> </text:span><text:span text:style-name="T77">are reset instantly</text:span><text:span text:style-name="T125">.</text:span></text:p>
      <text:p text:style-name="P4">Options</text:p>
      <text:p text:style-name="P41"/>
      <text:p text:style-name="P53"><text:tab/><text:span text:style-name="T214">Adding 1</text:span><text:span text:style-name="T137"> </text:span><text:span text:style-name="T132">more </text:span><text:span text:style-name="T137">difficulty mode </text:span><text:span text:style-name="T130">to the normal one</text:span><text:span text:style-name="T137">: </text:span><text:span text:style-name="T98">Super Hyper Mega </text:span><text:span text:style-name="T99">Hardcore</text:span><text:span text:style-name="T137"> (more enemies moving and attacking quickly, nerfed Alien skills, slower Alien, </text:span><text:span text:style-name="T133">enemies dealing more damages</text:span><text:span text:style-name="T137">).</text:span></text:p>
      <text:p text:style-name="P52"><text:span text:style-name="T137"><text:tab/></text:span><text:span text:style-name="T138">Up to 4 </text:span><text:span text:style-name="T139">Alien</text:span><text:span text:style-name="T131">s</text:span><text:span text:style-name="T138"> simultaneously </text:span><text:span text:style-name="T141">(bigger map)</text:span><text:span text:style-name="T138">.</text:span></text:p>
      <text:p text:style-name="P54"><text:span text:style-name="T90"><text:tab/></text:span><text:span text:style-name="T130">O</text:span><text:span text:style-name="T90">nline mode.</text:span></text:p>
      <text:p text:style-name="P54"><text:span text:style-name="T108"><text:tab/></text:span><text:span text:style-name="T176">Adding new Alien</text:span><text:span text:style-name="T227">s</text:span><text:span text:style-name="T176"> </text:span><text:span text:style-name="T214">(</text:span><text:span text:style-name="T187">with new skills</text:span><text:span text:style-name="T214">)</text:span><text:span text:style-name="T187"> </text:span><text:span text:style-name="T176">would be great.</text:span></text:p>
      <text:p text:style-name="P51"><text:tab/><text:span text:style-name="T176">Adding new </text:span>enemies<text:span text:style-name="T176"> </text:span><text:span text:style-name="T214">(with new behaviors) </text:span><text:span text:style-name="T176">would be great </text:span>too<text:span text:style-name="T176">.</text:span></text:p>
      <text:p text:style-name="P51"><text:tab/><text:span text:style-name="T234">Adding an animation of the spaceship landing the Alien in the Kindergarten then taking off in order for the game to start would be nice! </text:span></text:p>
      <text:p text:style-name="P45"><text:tab/>With a lot of courage, new maps would also be added…</text:p>
      <text:p text:style-name="P7">What we borrowed from the world outside:</text:p>
      <text:p text:style-name="P8"/>
      <text:p text:style-name="P73"><text:span text:style-name="T244">Assets from Animallogic: </text:span><text:a xlink:type="simple" xlink:href="https://animallogic.com/alab/" text:style-name="Internet_20_link" text:visited-style-name="Visited_20_Internet_20_Link"><text:span text:style-name="T243">http://animallogic.com/alab/</text:span></text:a></text:p>
      <text:p text:style-name="P73"><text:span text:style-name="T244">Monsterama from Iconian Fonts: </text:span><text:a xlink:type="simple" xlink:href="http://www.iconian.com/" text:style-name="Internet_20_link" text:visited-style-name="Visited_20_Internet_20_Link"><text:span text:style-name="T243">http://www.iconian.com/</text:span></text:a></text:p>
      <text:p text:style-name="P73"><text:span text:style-name="T244">Sound</text:span><text:span text:style-name="T245">s</text:span><text:span text:style-name="T244"> from Mixkit.co: </text:span><text:a xlink:type="simple" xlink:href="http://mixkit.co/" text:style-name="Internet_20_link" text:visited-style-name="Visited_20_Internet_20_Link"><text:span text:style-name="T243">http://mixkit.co/</text:span></text:a></text:p>
      <text:p text:style-name="P83"><text:span text:style-name="T248">Sounds from Quicksounds.com: </text:span><text:a xlink:type="simple" xlink:href="http://www.quicksounds.com/" text:style-name="Internet_20_link" text:visited-style-name="Visited_20_Internet_20_Link"><text:span text:style-name="T248">http://www.quicksounds.com</text:span></text:a></text:p>
      <text:p text:style-name="P85"><text:span text:style-name="T116">Video shaders </text:span><text:span text:style-name="T117">(</text:span><text:span text:style-name="T116">portage</text:span><text:span text:style-name="T117">s)</text:span><text:span text:style-name="T116"> by Ahopness </text:span><text:span text:style-name="T118">(original shaders by: </text:span><text:span text:style-name="T156">Timothy Lottes, Keijiro, Ehj1, FMS_Cat, )</text:span><text:span text:style-name="T116">: </text:span><text:a xlink:type="simple" xlink:href="http://github.com/Ahopness/GodotRetro" text:style-name="Internet_20_link" text:visited-style-name="Visited_20_Internet_20_Link"><text:span text:style-name="T120">http://github.com/Ahopness/GodotRetro</text:span></text:a></text:p>
      <text:p text:style-name="P84"><text:span text:style-name="T115">Video shader by Yui Kinomoto: </text:span><text:a xlink:type="simple" xlink:href="http://godotshaders.com/author/arlez80/" text:style-name="Internet_20_link" text:visited-style-name="Visited_20_Internet_20_Link"><text:span text:style-name="T247">http://godotshaders.com/author/arlez80/</text:span></text:a></text:p>
      <text:p text:style-name="P86"><text:span text:style-name="T259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90">A few other little things… Have a look at shaders or scripts for mentions!</text:p>
      <text:p text:style-name="P86"/>
      <text:p text:style-name="P65">Did we forget something/<text:span text:style-name="T246">someone</text:span>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pitch="variable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 style:font-pitch="variable"/>
    <style:font-face style:name="Futura Std Condensed2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1:01:05.281000000</meta:creation-date>
    <dc:date>2023-06-28T16:36:58.898408689</dc:date>
    <meta:editing-duration>PT7H57M39S</meta:editing-duration>
    <meta:editing-cycles>104</meta:editing-cycles>
    <meta:generator>LibreOffice/7.3.7.2$Linux_X86_64 LibreOffice_project/30$Build-2</meta:generator>
    <meta:document-statistic meta:table-count="0" meta:image-count="0" meta:object-count="0" meta:page-count="13" meta:paragraph-count="152" meta:word-count="1903" meta:character-count="11399" meta:non-whitespace-character-count="9487"/>
  </office:meta>
</office:document-meta>
</file>